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85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9"><text:span text:style-name="T1">I</text:span><text:span text:style-name="T2">NDEX</text:span></text:p>
      <text:p text:style-name="P2">I'm on page 299 for indexing</text:p>
      <text:section text:style-name="Sect1" text:name="Section1">
        <text:p text:style-name="P3">A</text:p>
        <text:p text:style-name="P2">Abbreviations</text:p>
        <text:p text:style-name="P4">measurement</text:p>
        <text:p text:style-name="P5">apothecary, 157</text:p>
        <text:p text:style-name="P5">household, 148</text:p>
        <text:p text:style-name="P5">English, 148</text:p>
        <text:p text:style-name="P5">metric, 149</text:p>
        <text:p text:style-name="P5">other, 449-454</text:p>
        <text:p text:style-name="P4">medical, 172-176</text:p>
        <text:p text:style-name="P2">Alligation, 240-242</text:p>
        <text:p text:style-name="P2">Apothecary system, see Measurement</text:p>
        <text:p text:style-name="P2">Avoirdupois, see Measurement, apothecary system</text:p>
        <text:p text:style-name="P3">B</text:p>
        <text:p text:style-name="P2">Body surface area, 259-264, 271</text:p>
        <text:p text:style-name="P2">Body weight, 253-258, 270</text:p>
        <text:p text:style-name="P3">C</text:p>
        <text:p text:style-name="P2">Capsule</text:p>
        <text:p text:style-name="P4">days' supply, 275-276</text:p>
        <text:p text:style-name="P4">dosage, 205-213, 233</text:p>
        <text:p text:style-name="P2">Celsius, see Temperature</text:p>
        <text:p text:style-name="P2">Clark's Rule, 265</text:p>
        <text:p text:style-name="P2">Controlled substances</text:p>
        <text:p text:style-name="P4">prescriptions, 181-182</text:p>
        <text:p text:style-name="P6">Cowing's Rule, 265</text:p>
        <text:p text:style-name="P6">Cream, 279</text:p>
        <text:p text:style-name="P3">D</text:p>
        <text:p text:style-name="P2">Days' supply, 275-288</text:p>
        <text:p text:style-name="P2">Decimal</text:p>
        <text:p text:style-name="P4">adding</text:p>
        <text:p text:style-name="P5">explanation, 41</text:p>
        <text:p text:style-name="P5">problems, 41, 43, 55-56</text:p>
        <text:p text:style-name="P4">division</text:p>
        <text:p text:style-name="P5">explanation, 49-52</text:p>
        <text:p text:style-name="P5">problems, 52-53, 56</text:p>
        <text:p text:style-name="P4">multiplying</text:p>
        <text:p text:style-name="P5">explanation, 45</text:p>
        <text:p text:style-name="P5">problems, 45, 47, 56</text:p>
        <text:p text:style-name="P4">places</text:p>
        <text:p text:style-name="P5">examples, 33</text:p>
        <text:p text:style-name="P5">explanation, 33</text:p>
        <text:p text:style-name="P5">problems, 34-36, 55</text:p>
        <text:p text:style-name="P4">rounding</text:p>
        <text:p text:style-name="P5">problems, 39</text:p>
        <text:p text:style-name="P5">rules, 37</text:p>
        <text:p text:style-name="P4">significant figures</text:p>
        <text:p text:style-name="P5">problems, 37, 39-40</text:p>
        <text:p text:style-name="P5">rules, 37</text:p>
        <text:p text:style-name="P4">subtracting</text:p>
        <text:p text:style-name="P5">explanation, 42</text:p>
        <text:p text:style-name="P5">problems, 42-43, 56</text:p>
        <text:p text:style-name="P6">Dilution, 235-246, 269</text:p>
        <text:p text:style-name="P6">Dilution formula, 238-239</text:p>
        <text:p text:style-name="P6">Dimensional analysis</text:p>
        <text:p text:style-name="P4">explanation, 125</text:p>
        <text:p text:style-name="P4">problems, 126-134</text:p>
        <text:p text:style-name="P6">Dose packs, 280-281</text:p>
        <text:p text:style-name="P6">Drip rates, 247-252, 269-270</text:p>
        <text:p text:style-name="P6">Dubois &amp; Dubois, 259</text:p>
        <text:p text:style-name="P3">E</text:p>
        <text:p text:style-name="P2">English system, see Measurement</text:p>
        <text:p text:style-name="P2">Error-prone abbreviations, 193-198</text:p>
        <text:p text:style-name="P2">Exponents</text:p>
        <text:p text:style-name="P4">explained, 99</text:p>
        <text:p text:style-name="P4">problems, 99, 101, 103-105</text:p>
        <text:p text:style-name="P4">scientific notation</text:p>
        <text:p text:style-name="P5">explanation, 100</text:p>
        <text:p text:style-name="P5">problems, 100-102, 104-105</text:p>
        <text:p text:style-name="P3">F</text:p>
        <text:p text:style-name="P2">Factor label, see Dimensional analysis</text:p>
        <text:p text:style-name="P2">Fahrenheit, see Temperature</text:p>
        <text:p text:style-name="P2">Five step method, 125-126</text:p>
        <text:p text:style-name="P2">Fractions</text:p>
        <text:p text:style-name="P4">adding</text:p>
        <text:p text:style-name="P5">explanation, 65</text:p>
        <text:p text:style-name="P5">problems, 65-67, 77-78</text:p>
        <text:p text:style-name="P4">converting to decimals</text:p>
        <text:p text:style-name="P5">explanation, 57</text:p>
        <text:p text:style-name="P5">problems, 59, 77</text:p>
        <text:p text:style-name="P4">defined, 57</text:p>
        <text:p text:style-name="P4">dividing</text:p>
        <text:p text:style-name="P5">explanation, 73</text:p>
        <text:p text:style-name="P5">problems, 73-75, 78</text:p>
        <text:p text:style-name="P4">multiplying</text:p>
        <text:p text:style-name="P5">explanation, 69-70</text:p>
        <text:p text:style-name="P5">problems, 69-71, 78</text:p>
        <text:p text:style-name="P4">reciprocal</text:p>
        <text:p text:style-name="P5">explanation, 58</text:p>
        <text:p text:style-name="P5">problems, 59, 77</text:p>
        <text:p text:style-name="P4">reducing</text:p>
        <text:p text:style-name="P5">explanation, 61</text:p>
        <text:p text:style-name="P5">problems, 61-63, 77</text:p>
        <text:p text:style-name="P4">subtracting</text:p>
        <text:p text:style-name="P5">explanation, 65</text:p>
        <text:p text:style-name="P5">problems, 65-67, 77-78</text:p>
        <text:p text:style-name="P6">Fried's Rule, 265</text:p>
        <text:p text:style-name="P3">G</text:p>
        <text:p text:style-name="P2"/>
        <text:p text:style-name="P3">H</text:p>
        <text:p text:style-name="P2">Haycock, 259</text:p>
        <text:p text:style-name="P2">Household system, see Measurement</text:p>
        <text:p text:style-name="P3">I</text:p>
        <text:p text:style-name="P2">Infusion rates, 247-252, 269-270</text:p>
        <text:p text:style-name="P2">Inhalers, 277-278</text:p>
        <text:p text:style-name="P2">Insulin, 277</text:p>
        <text:p text:style-name="P2">ISMP, 193-198</text:p>
        <text:p text:style-name="P3">J</text:p>
        <text:p text:style-name="P2"/>
        <text:p text:style-name="P3">K</text:p>
        <text:p text:style-name="P2"/>
        <text:p text:style-name="P3">L</text:p>
        <text:p text:style-name="P2">Liquid</text:p>
        <text:p text:style-name="P4">dosage, 215-221, 234</text:p>
        <text:p text:style-name="P3">M</text:p>
        <text:p text:style-name="P2">Measurement</text:p>
        <text:p text:style-name="P4"><text:soft-page-break/>apothecary system</text:p>
        <text:p text:style-name="P5">conversions, 157, 159</text:p>
        <text:p text:style-name="P5">explanation, 157</text:p>
        <text:p text:style-name="P5">problems, 158, 160-170</text:p>
        <text:p text:style-name="P5">symbols, 157</text:p>
        <text:p text:style-name="P4">avoirdupois, see Measurement, apothecary system</text:p>
        <text:p text:style-name="P4">English/household system</text:p>
        <text:p text:style-name="P5">conversions, 147, 151, 159</text:p>
        <text:p text:style-name="P5">problems, 148, 151-156, 161-170</text:p>
        <text:p text:style-name="P5">symbols, 148</text:p>
        <text:p text:style-name="P4">metric system</text:p>
        <text:p text:style-name="P5">conversions, 149, 151, 159</text:p>
        <text:p text:style-name="P5">problems, 150-156, 160-170</text:p>
        <text:p text:style-name="P5">symbols, 149</text:p>
        <text:p text:style-name="P4">temperature, see Temperature</text:p>
        <text:p text:style-name="P2">Medical abbreviations, 171-204</text:p>
        <text:p text:style-name="P4">abbreviations, 172-176</text:p>
        <text:p text:style-name="P4">errors, 193-198</text:p>
        <text:p text:style-name="P4">prescription use, 179-182</text:p>
        <text:p text:style-name="P4">problems, 176-177, 183-192, 199-204</text:p>
        <text:p text:style-name="P2">Military time, see Time</text:p>
        <text:p text:style-name="P2">Mosteller, 259</text:p>
        <text:p text:style-name="P3">N</text:p>
        <text:p text:style-name="P2">Nomogram, 260, 266</text:p>
        <text:p text:style-name="P3">O</text:p>
        <text:p text:style-name="P2">Ointments, 279</text:p>
        <text:p text:style-name="P2">Ophthalmic, 279-280</text:p>
        <text:p text:style-name="P2">Otic, 279-280</text:p>
        <text:p text:style-name="P3">P</text:p>
        <text:p text:style-name="P2">Pediatric dosing, 265-268, 271-272</text:p>
        <text:p text:style-name="P2">Percentage strength, 223-232, 234</text:p>
        <text:p text:style-name="P2">Percentages</text:p>
        <text:p text:style-name="P4">converting</text:p>
        <text:p text:style-name="P5">decimal, 79</text:p>
        <text:p text:style-name="P5">fraction, 79</text:p>
        <text:p text:style-name="P4">defined, 79</text:p>
        <text:p text:style-name="P4">examples, 79-80, 83-84,</text:p>
        <text:p text:style-name="P4">87-88</text:p>
        <text:p text:style-name="P4">problems, 79-92</text:p>
        <text:p text:style-name="P6">Prescriptions</text:p>
        <text:p text:style-name="P4">controlled substances, 181-182</text:p>
        <text:p text:style-name="P4">parts of, 179-181</text:p>
        <text:p text:style-name="P4">problems, 183-192</text:p>
        <text:p text:style-name="P6">Proportions, see Ratio-proportions</text:p>
        <text:p text:style-name="P3">Q</text:p>
        <text:p text:style-name="P2"/>
        <text:p text:style-name="P3">R</text:p>
        <text:p text:style-name="P2">Ratios</text:p>
        <text:p text:style-name="P4">explanation, 107-109</text:p>
        <text:p text:style-name="P4">problems, 107-113, 133</text:p>
        <text:p text:style-name="P6">Ratio-proportions</text:p>
        <text:p text:style-name="P4">explanation, 115-117</text:p>
        <text:p text:style-name="P4">problems, 116-123, 134</text:p>
        <text:p text:style-name="P2">Refills, 289-298</text:p>
        <text:p text:style-name="P2">Roman numerals</text:p>
        <text:p text:style-name="P4">defined, 9</text:p>
        <text:p text:style-name="P4">explanation of, 9-10</text:p>
        <text:p text:style-name="P4">game, 15-32</text:p>
        <text:p text:style-name="P4">problems, 10-13, 55</text:p>
        <text:p text:style-name="P2">Rounding</text:p>
        <text:p text:style-name="P4">problems, 39</text:p>
        <text:p text:style-name="P4">rules, 37</text:p>
        <text:p text:style-name="P3">S</text:p>
        <text:p text:style-name="P2">Scientific notation</text:p>
        <text:p text:style-name="P4">explanation, 100</text:p>
        <text:p text:style-name="P4">problems, 100-102, 104-105</text:p>
        <text:p text:style-name="P2">Short-fills, 289-298</text:p>
        <text:p text:style-name="P2">Significant figures</text:p>
        <text:p text:style-name="P4">problems, 37, 39-40</text:p>
        <text:p text:style-name="P4">rules, 37</text:p>
        <text:p text:style-name="P6">Sprays, 277-278</text:p>
        <text:p text:style-name="P3">T</text:p>
        <text:p text:style-name="P2">Tablet</text:p>
        <text:p text:style-name="P4">days' supply, 275-276</text:p>
        <text:p text:style-name="P4">dosage, 205-213, 233</text:p>
        <text:p text:style-name="P2">Temperature</text:p>
        <text:p text:style-name="P4">conversions, 137-138</text:p>
        <text:p text:style-name="P4">problems, 138-145</text:p>
        <text:p text:style-name="P4">storage ranges, 141-142</text:p>
        <text:p text:style-name="P2">Time</text:p>
        <text:p text:style-name="P4">24 Hour</text:p>
        <text:p text:style-name="P5">explanation, 93-95</text:p>
        <text:p text:style-name="P5">problems, 94-97, 103-105</text:p>
        <text:p text:style-name="P3">U</text:p>
        <text:p text:style-name="P2"/>
        <text:p text:style-name="P3">V</text:p>
        <text:p text:style-name="P2"/>
        <text:p text:style-name="P3">W</text:p>
        <text:p text:style-name="P2"/>
        <text:p text:style-name="P3">X</text:p>
        <text:p text:style-name="P2"/>
        <text:p text:style-name="P3">Y</text:p>
        <text:p text:style-name="P2">Young's Rule, 265</text:p>
        <text:p text:style-name="P3">Z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2-02-15T13:59:38</meta:creation-date>
    <dc:date>2012-02-19T19:17:58</dc:date>
    <dc:creator>Sean Parsons</dc:creator>
    <meta:editing-duration>PT9H9M9S</meta:editing-duration>
    <meta:editing-cycles>5</meta:editing-cycles>
    <meta:generator>LibreOffice/3.3$Linux LibreOffice_project/330m19$Build-301</meta:generator>
    <meta:printed-by>Sean Parsons</meta:printed-by>
    <meta:print-date>2012-02-15T15:23:26</meta:print-date>
    <meta:document-statistic meta:table-count="0" meta:image-count="0" meta:object-count="0" meta:page-count="4" meta:paragraph-count="203" meta:word-count="448" meta:character-count="3155"/>
  </office:meta>
</office:document-meta>
</file>